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eaf" officeooo:paragraph-rsid="00079eaf"/>
    </style:style>
    <style:style style:name="P2" style:family="paragraph" style:parent-style-name="Standard">
      <style:text-properties officeooo:rsid="00079eaf" officeooo:paragraph-rsid="000906a7"/>
    </style:style>
    <style:style style:name="P3" style:family="paragraph" style:parent-style-name="Standard">
      <style:text-properties officeooo:rsid="000906a7" officeooo:paragraph-rsid="000906a7"/>
    </style:style>
    <style:style style:name="T1" style:family="text">
      <style:text-properties officeooo:rsid="000906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teste <text:s/><text:span text:style-name="T1">de </text:span>outra equipe – (GAY Group) – Website de hotel</text:p>
      <text:p text:style-name="P1"/>
      <text:p text:style-name="P1">ID do caso de teste: 001</text:p>
      <text:p text:style-name="P1">Prioridade do teste: alto </text:p>
      <text:p text:style-name="P1">Teste desenhado por: Débora</text:p>
      <text:p text:style-name="P1">Data do teste : 0<text:span text:style-name="T1">4</text:span>/12/2019</text:p>
      <text:p text:style-name="P1">Teste executado por: Débora, Cristhian</text:p>
      <text:p text:style-name="P1">Data da execução do teste: 0<text:span text:style-name="T1">4</text:span>/12/2019</text:p>
      <text:p text:style-name="P1">Nome /título do teste: Cadastrar reserva de hóspede.</text:p>
      <text:p text:style-name="P1">Condição prévia: Estar conectado à página web do hotel.</text:p>
      <text:p text:style-name="P1">Etapas do teste: Acessar a opção Cadastrar Hóspede para ser direcionado a uma página com formulário; preencher e enviar.</text:p>
      <text:p text:style-name="P1">Dados de teste: Ao clicar no botão de Cadastrar Hóspede, aparece escrito “Objeto não localizado”, indicando que a página não estava disponível. </text:p>
      <text:p text:style-name="P1">Resultados esperados: aparecimento de uma página com algum formulário para o usuário preencher com seus dados pessoais, e enviar; aparecer uma mensagem com o conteúdo “Hóspede cadastrado com sucesso”. Ou, considerando um fluxo alternativo, caso o usuário não <text:span text:style-name="T1">preencha corretamente algum campo, apareceria uma mensagem: “Dado inválido”.</text:span></text:p>
      <text:p text:style-name="P3">Pós- condição: o usuário deve ter sido cadastrado. </text:p>
      <text:p text:style-name="P3">Status: falha na execução da tarefa pretendida. </text:p>
      <text:p text:style-name="P3">Notas/comentários: Não foi possível realizar a tarefa. </text:p>
      <text:p text:style-name="P1"/>
      <text:p text:style-name="P1"/>
      <text:p text:style-name="P3">CASO DE TESTE 002</text:p>
      <text:p text:style-name="P2">ID do caso de teste: 00<text:span text:style-name="T1">2</text:span></text:p>
      <text:p text:style-name="P2">Prioridade do teste: alto </text:p>
      <text:p text:style-name="P2">Teste desenhado por: Débora</text:p>
      <text:p text:style-name="P2">Data do teste : 0<text:span text:style-name="T1">4</text:span>/12/2019</text:p>
      <text:p text:style-name="P2">Teste executado por: Débora, Cristhian</text:p>
      <text:p text:style-name="P2">Data da execução do teste: 0<text:span text:style-name="T1">4</text:span>/12/2019</text:p>
      <text:p text:style-name="P2">Nome /título do teste: <text:span text:style-name="T1">Procurando por Serviços Disponíveis, no website do hotel.</text:span></text:p>
      <text:p text:style-name="P2">Condição prévia: Estar conectado à página web do hotel.</text:p>
      <text:p text:style-name="P2">Etapas do teste: Acessar a opção <text:span text:style-name="T1">Serviços Disponíveis</text:span> para ser direcionado a uma página com <text:span text:style-name="T1">os serviços prestados pela pousada, acomodações, e outros detalhes sobre o hotel.</text:span></text:p>
      <text:p text:style-name="P2">Dados de teste: Ao clicar n<text:span text:style-name="T1">a opção de menu</text:span> “<text:span text:style-name="T1">Serviços Disponíveis”</text:span>, aparece escrito “Objeto não localizado”, indicando que a página não estava disponível. </text:p>
      <text:p text:style-name="P2">Resultados esperados: aparecimento de uma página com <text:span text:style-name="T1">a relação dos serviços prestados pela pousada, acomodações, e outros detalhes sobre o hotel.</text:span></text:p>
      <text:p text:style-name="P2"><text:span text:style-name="T1"><text:s/></text:span></text:p>
      <text:p text:style-name="P3">Pós- condição: visualizar o conteúdo procurado.</text:p>
      <text:p text:style-name="P3">Status: falha na execução da tarefa pretendida. </text:p>
      <text:p text:style-name="P3">Notas/comentários: Não foi possível realizar a tarefa. </text:p>
      <text:p text:style-name="P3"/>
      <text:p text:style-name="P3"/>
      <text:p text:style-name="P3">CASO DE TESTE 003</text:p>
      <text:p text:style-name="P2"><text:span text:style-name="T1">I</text:span>D do caso de teste: 00<text:span text:style-name="T1">3</text:span></text:p>
      <text:p text:style-name="P2">Prioridade do teste: alto </text:p>
      <text:p text:style-name="P2">Teste desenhado por: Débora</text:p>
      <text:p text:style-name="P2">Data do teste : 0<text:span text:style-name="T1">4</text:span>/12/2019</text:p>
      <text:p text:style-name="P2">Teste executado por: Débora, Cristhian</text:p>
      <text:p text:style-name="P2">Data da execução do teste: 0<text:span text:style-name="T1">4</text:span>/12/2019</text:p>
      <text:p text:style-name="P2">Nome /título do teste: <text:span text:style-name="T1">Procurando informações adicionais sobre o hotel, no website do hotel.</text:span></text:p>
      <text:p text:style-name="P2"><text:soft-page-break/>Condição prévia: Estar conectado à página web do hotel.</text:p>
      <text:p text:style-name="P2">Etapas do teste: Acessar a opção “<text:span text:style-name="T1">Sobre” do site principal,</text:span> para ser direcionado a uma página <text:span text:style-name="T1">falando sobre o hotel, sua localização e demais detalhes sobre ele.</text:span></text:p>
      <text:p text:style-name="P2">Dados de teste: Ao clicar n<text:span text:style-name="T1">a opção de menu</text:span> “<text:span text:style-name="T1">Sobre”</text:span>, aparece <text:span text:style-name="T1">uma página falando sobre o hotel.</text:span></text:p>
      <text:p text:style-name="P2">Resultados esperados: aparecimento de uma página <text:span text:style-name="T1">com detalhes sobre o hotel.</text:span></text:p>
      <text:p text:style-name="P2"><text:span text:style-name="T1"><text:s/></text:span></text:p>
      <text:p text:style-name="P3">Pós- condição: visualizar o conteúdo procurado.</text:p>
      <text:p text:style-name="P3">Status: sucesso na execução da tarefa. </text:p>
      <text:p text:style-name="P3">Notas/comentários: O sistema funcionou conforme esperado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5:15:46.465524366</meta:creation-date>
    <dc:date>2019-12-12T15:39:18.349660474</dc:date>
    <meta:editing-duration>PT2M41S</meta:editing-duration>
    <meta:editing-cycles>1</meta:editing-cycles>
    <meta:document-statistic meta:table-count="0" meta:image-count="0" meta:object-count="0" meta:page-count="2" meta:paragraph-count="47" meta:word-count="444" meta:character-count="2872" meta:non-whitespace-character-count="2456"/>
    <meta:generator>LibreOffice/5.1.6.2$Linux_X86_64 LibreOffice_project/10m0$Build-2</meta:generator>
  </office:meta>
</office:document-meta>
</file>